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aaecd" officeooo:paragraph-rsid="000aaecd"/>
    </style:style>
    <style:style style:name="P2" style:family="paragraph" style:parent-style-name="Standard">
      <style:text-properties officeooo:rsid="000c2b1f" officeooo:paragraph-rsid="000c2b1f"/>
    </style:style>
    <style:style style:name="P3" style:family="paragraph" style:parent-style-name="Standard">
      <style:text-properties officeooo:rsid="000c2b1f" officeooo:paragraph-rsid="0011590d"/>
    </style:style>
    <style:style style:name="P4" style:family="paragraph" style:parent-style-name="Standard">
      <style:text-properties officeooo:rsid="000c2b1f" officeooo:paragraph-rsid="0011e0d1"/>
    </style:style>
    <style:style style:name="P5" style:family="paragraph" style:parent-style-name="Standard">
      <style:text-properties officeooo:rsid="000c32b7" officeooo:paragraph-rsid="000c32b7"/>
    </style:style>
    <style:style style:name="P6" style:family="paragraph" style:parent-style-name="Standard">
      <style:text-properties officeooo:rsid="000c32b7" officeooo:paragraph-rsid="0015784e"/>
    </style:style>
    <style:style style:name="P7" style:family="paragraph" style:parent-style-name="Standard">
      <style:text-properties officeooo:rsid="000c968d" officeooo:paragraph-rsid="000c968d"/>
    </style:style>
    <style:style style:name="P8" style:family="paragraph" style:parent-style-name="Standard">
      <style:text-properties officeooo:rsid="000c968d" officeooo:paragraph-rsid="00176f8f"/>
    </style:style>
    <style:style style:name="P9" style:family="paragraph" style:parent-style-name="Standard">
      <style:text-properties officeooo:rsid="000ecb83" officeooo:paragraph-rsid="000ecb83"/>
    </style:style>
    <style:style style:name="P10" style:family="paragraph" style:parent-style-name="Standard">
      <style:text-properties officeooo:rsid="000f4ac9" officeooo:paragraph-rsid="000f4ac9"/>
    </style:style>
    <style:style style:name="P11" style:family="paragraph" style:parent-style-name="Standard">
      <style:text-properties officeooo:rsid="000f4ac9" officeooo:paragraph-rsid="001af9fb"/>
    </style:style>
    <style:style style:name="P12" style:family="paragraph" style:parent-style-name="Standard">
      <style:text-properties officeooo:rsid="0015784e" officeooo:paragraph-rsid="0015784e"/>
    </style:style>
    <style:style style:name="P13" style:family="paragraph" style:parent-style-name="Standard">
      <style:text-properties officeooo:rsid="000dc1df" officeooo:paragraph-rsid="00198c2a"/>
    </style:style>
    <style:style style:name="P14" style:family="paragraph" style:parent-style-name="Standard">
      <style:text-properties officeooo:rsid="0010a043" officeooo:paragraph-rsid="0010a043"/>
    </style:style>
    <style:style style:name="P15" style:family="paragraph" style:parent-style-name="Standard">
      <style:text-properties officeooo:rsid="001d3f47" officeooo:paragraph-rsid="001d3f47"/>
    </style:style>
    <style:style style:name="P16" style:family="paragraph" style:parent-style-name="Standard">
      <style:text-properties officeooo:rsid="001d3f47" officeooo:paragraph-rsid="001d85d4"/>
    </style:style>
    <style:style style:name="P17" style:family="paragraph" style:parent-style-name="Standard">
      <style:text-properties officeooo:rsid="001d85d4" officeooo:paragraph-rsid="001d85d4"/>
    </style:style>
    <style:style style:name="P18" style:family="paragraph" style:parent-style-name="Standard">
      <style:text-properties officeooo:rsid="001e6efe" officeooo:paragraph-rsid="001e6efe"/>
    </style:style>
    <style:style style:name="P19" style:family="paragraph" style:parent-style-name="Standard">
      <style:text-properties officeooo:paragraph-rsid="001e6efe"/>
    </style:style>
    <style:style style:name="P20" style:family="paragraph" style:parent-style-name="Standard">
      <style:text-properties officeooo:rsid="001fa8c2" officeooo:paragraph-rsid="001fa8c2"/>
    </style:style>
    <style:style style:name="P21" style:family="paragraph" style:parent-style-name="Standard">
      <style:text-properties officeooo:rsid="000e458f" officeooo:paragraph-rsid="00176f8f"/>
    </style:style>
    <style:style style:name="P22" style:family="paragraph" style:parent-style-name="Standard">
      <style:text-properties officeooo:rsid="00198c2a" officeooo:paragraph-rsid="00198c2a"/>
    </style:style>
    <style:style style:name="P23" style:family="paragraph" style:parent-style-name="Standard">
      <style:text-properties officeooo:paragraph-rsid="001e6efe"/>
    </style:style>
    <style:style style:name="P24" style:family="paragraph" style:parent-style-name="Standard">
      <style:text-properties officeooo:rsid="00214245" officeooo:paragraph-rsid="00214245"/>
    </style:style>
    <style:style style:name="P25" style:family="paragraph" style:parent-style-name="Standard">
      <style:text-properties officeooo:rsid="000c968d" officeooo:paragraph-rsid="0023384c"/>
    </style:style>
    <style:style style:name="P26" style:family="paragraph" style:parent-style-name="Standard">
      <style:text-properties officeooo:rsid="000c968d" officeooo:paragraph-rsid="00176f8f"/>
    </style:style>
    <style:style style:name="P27" style:family="paragraph" style:parent-style-name="Standard">
      <style:text-properties officeooo:rsid="0023384c" officeooo:paragraph-rsid="0023384c"/>
    </style:style>
    <style:style style:name="P28" style:family="paragraph" style:parent-style-name="Standard">
      <style:text-properties officeooo:rsid="0024738d" officeooo:paragraph-rsid="0024738d"/>
    </style:style>
    <style:style style:name="P29" style:family="paragraph" style:parent-style-name="Standard">
      <style:text-properties officeooo:rsid="0024738d" officeooo:paragraph-rsid="00278dd5"/>
    </style:style>
    <style:style style:name="P30" style:family="paragraph" style:parent-style-name="Standard">
      <style:text-properties officeooo:rsid="00278dd5" officeooo:paragraph-rsid="00278dd5"/>
    </style:style>
    <style:style style:name="P31" style:family="paragraph" style:parent-style-name="Standard">
      <style:text-properties officeooo:rsid="002901b4" officeooo:paragraph-rsid="002901b4"/>
    </style:style>
    <style:style style:name="P32" style:family="paragraph" style:parent-style-name="Standard">
      <style:text-properties officeooo:rsid="002c142b" officeooo:paragraph-rsid="002c142b"/>
    </style:style>
    <style:style style:name="P33" style:family="paragraph" style:parent-style-name="Standard">
      <style:text-properties officeooo:rsid="002c30a4" officeooo:paragraph-rsid="002c30a4"/>
    </style:style>
    <style:style style:name="P34" style:family="paragraph" style:parent-style-name="Standard">
      <style:text-properties officeooo:rsid="002c96af" officeooo:paragraph-rsid="002c96af"/>
    </style:style>
    <style:style style:name="P35" style:family="paragraph" style:parent-style-name="Standard">
      <style:text-properties officeooo:rsid="002da9a6" officeooo:paragraph-rsid="002da9a6"/>
    </style:style>
    <style:style style:name="P36" style:family="paragraph" style:parent-style-name="Standard">
      <style:text-properties officeooo:rsid="002f678e" officeooo:paragraph-rsid="002f678e"/>
    </style:style>
    <style:style style:name="P37" style:family="paragraph" style:parent-style-name="Standard">
      <style:text-properties officeooo:rsid="0032f92d" officeooo:paragraph-rsid="0032f92d"/>
    </style:style>
    <style:style style:name="P38" style:family="paragraph" style:parent-style-name="Standard">
      <style:text-properties officeooo:rsid="0036f522" officeooo:paragraph-rsid="0036f522"/>
    </style:style>
    <style:style style:name="T1" style:family="text">
      <style:text-properties officeooo:rsid="0011590d"/>
    </style:style>
    <style:style style:name="T2" style:family="text">
      <style:text-properties officeooo:rsid="0011e0d1"/>
    </style:style>
    <style:style style:name="T3" style:family="text">
      <style:text-properties officeooo:rsid="0012819e"/>
    </style:style>
    <style:style style:name="T4" style:family="text">
      <style:text-properties officeooo:rsid="0015784e"/>
    </style:style>
    <style:style style:name="T5" style:family="text">
      <style:text-properties officeooo:rsid="00198c2a"/>
    </style:style>
    <style:style style:name="T6" style:family="text">
      <style:text-properties officeooo:rsid="001af9fb"/>
    </style:style>
    <style:style style:name="T7" style:family="text">
      <style:text-properties officeooo:rsid="001ba2c3"/>
    </style:style>
    <style:style style:name="T8" style:family="text">
      <style:text-properties officeooo:rsid="001d85d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6efe" style:font-weight-asian="normal" style:font-weight-complex="normal"/>
    </style:style>
    <style:style style:name="T12" style:family="text">
      <style:text-properties fo:font-weight="normal" officeooo:rsid="0026663d" style:font-weight-asian="normal" style:font-weight-complex="normal"/>
    </style:style>
    <style:style style:name="T13" style:family="text">
      <style:text-properties fo:font-weight="normal" officeooo:rsid="00278dd5" style:font-weight-asian="normal" style:font-weight-complex="normal"/>
    </style:style>
    <style:style style:name="T14" style:family="text">
      <style:text-properties fo:font-weight="normal" officeooo:rsid="0028e621" style:font-weight-asian="normal" style:font-weight-complex="normal"/>
    </style:style>
    <style:style style:name="T15" style:family="text">
      <style:text-properties fo:font-weight="normal" officeooo:rsid="002a8996" style:font-weight-asian="normal" style:font-weight-complex="normal"/>
    </style:style>
    <style:style style:name="T16" style:family="text">
      <style:text-properties fo:font-weight="normal" officeooo:rsid="002c30a4" style:font-weight-asian="normal" style:font-weight-complex="normal"/>
    </style:style>
    <style:style style:name="T17" style:family="text">
      <style:text-properties fo:font-weight="normal" officeooo:rsid="002c96af" style:font-weight-asian="normal" style:font-weight-complex="normal"/>
    </style:style>
    <style:style style:name="T18" style:family="text">
      <style:text-properties fo:font-weight="normal" officeooo:rsid="002da9a6" style:font-weight-asian="normal" style:font-weight-complex="normal"/>
    </style:style>
    <style:style style:name="T19" style:family="text">
      <style:text-properties fo:font-weight="normal" officeooo:rsid="00310e47" style:font-weight-asian="normal" style:font-weight-complex="normal"/>
    </style:style>
    <style:style style:name="T20" style:family="text">
      <style:text-properties fo:font-weight="normal" officeooo:rsid="0036411c" style:font-weight-asian="normal" style:font-weight-complex="normal"/>
    </style:style>
    <style:style style:name="T21" style:family="text">
      <style:text-properties officeooo:rsid="0021544c"/>
    </style:style>
    <style:style style:name="T22" style:family="text">
      <style:text-properties officeooo:rsid="002338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et 2</text:p>
      <text:p text:style-name="P20"/>
      <text:p text:style-name="P20">Partie 1 :</text:p>
      <text:p text:style-name="P20"/>
      <text:p text:style-name="P2">1-<text:tab/>le nom complet : adresse ip et masque de sous-réseau</text:p>
      <text:p text:style-name="P3"><text:tab/><text:span text:style-name="T1">Nom de la machine : hostname = <text:s/>e003m08</text:span></text:p>
      <text:p text:style-name="P3"><text:tab/><text:span text:style-name="T1">Adresse ip : hostname -i = 148.60.3.8</text:span></text:p>
      <text:p text:style-name="P4"><text:s/><text:tab/><text:span text:style-name="T2">Masque de sous réseau : ifconfig = 255.255.248.0</text:span></text:p>
      <text:p text:style-name="P2"/>
      <text:p text:style-name="P5">2-<text:tab/>Les informations sur les protocoles de niveau liaison de données utilisés sur notre machine :</text:p>
      <text:p text:style-name="P5"/>
      <text:p text:style-name="P5"><text:tab/><text:span text:style-name="T3">Commande netstat qui teste la configuration du réseau, l'état des connexions, établie des <text:tab/>statistiques, surveille les serveurs </text:span></text:p>
      <text:p text:style-name="P5"/>
      <text:p text:style-name="P6"><text:tab/><text:span text:style-name="T4">Connexions Internet actives (sans serveurs)</text:span></text:p>
      <text:p text:style-name="P12"><text:tab/>Proto Recv-Q Send-Q Adresse locale <text:s text:c="9"/>Adresse distante <text:s text:c="7"/>Etat <text:s text:c="6"/></text:p>
      <text:p text:style-name="P12"><text:tab/>tcp <text:s text:c="7"/>0 <text:s text:c="5"/>0 e003m08.istic.uni:44660 wa-in-f189.1e100.:https ESTABLISHED</text:p>
      <text:p text:style-name="P12"><text:tab/>tcp <text:s text:c="7"/>0 <text:s text:c="5"/>0 e003m08.istic.uni:46410 par21s05-in-f5.1e:https ESTABLISHED</text:p>
      <text:p text:style-name="P12"><text:tab/>tcp <text:s text:c="7"/>0 <text:s text:c="5"/>0 e003m08.istic.univ-:896 spartacus.istic.uni:nfs ESTABLISHED</text:p>
      <text:p text:style-name="P12"><text:tab/>tcp <text:s text:c="7"/>0 <text:s text:c="5"/>0 e003m08.istic.uni:36854 ldap.univ-rennes1:ldaps ESTABLISHED</text:p>
      <text:p text:style-name="P12"><text:tab/>tcp <text:s text:c="7"/>0 <text:s text:c="5"/>0 e003m08.istic.univ-:867 filer1.univ-rennes1:nfs ESTABLISHED</text:p>
      <text:p text:style-name="P12"><text:tab/>tcp <text:s text:c="7"/>0 <text:s text:c="5"/>0 e003m08.i:ideafarm-door stratus.istic.univ-:nfs ESTABLISHED</text:p>
      <text:p text:style-name="P12"><text:tab/>tcp <text:s text:c="7"/>0 <text:s text:c="5"/>0 e003m08.istic.uni:36842 ldap.univ-rennes1:ldaps ESTABLISHED</text:p>
      <text:p text:style-name="P5"/>
      <text:p text:style-name="P7">3-<text:tab/>Le plan d'adressage de la salle :</text:p>
      <text:p text:style-name="P8"><text:tab/><text:span text:style-name="T21">ping -b 148.60.7.255 avec l'adresse de broadcast</text:span></text:p>
      <text:p text:style-name="P8"/>
      <text:p text:style-name="P25"><text:tab/><text:span text:style-name="T22">arp</text:span></text:p>
      <text:p text:style-name="P27"><text:tab/>Adresse <text:s text:c="17"/>TypeMap AdresseMat <text:s text:c="9"/>Indicateurs <text:s text:c="10"/>Iface</text:p>
      <text:p text:style-name="P27"><text:tab/>c12dj.istic.univ-rennes <text:s/>ether <text:s text:c="2"/>00:22:be:1e:74:41 <text:s text:c="2"/>C <text:s text:c="20"/>eno1</text:p>
      <text:p text:style-name="P8"><text:tab/></text:p>
      <text:p text:style-name="P21"><text:tab/></text:p>
      <text:p text:style-name="P8"/>
      <text:p text:style-name="P13">4-<text:tab/><text:span text:style-name="T5">PING 148.60.10.15 (148.60.10.15) 56(84) bytes of data.</text:span></text:p>
      <text:p text:style-name="P13"><text:tab/></text:p>
      <text:p text:style-name="P13"><text:tab/><text:span text:style-name="T5">PING 148.60.4.3 (148.60.4.3) 56(84) bytes of data.</text:span></text:p>
      <text:p text:style-name="P22"><text:tab/>From 148.60.3.8 icmp_seq=1 Destination Host Unreachable</text:p>
      <text:p text:style-name="P9"><text:tab/>…</text:p>
      <text:p text:style-name="P9"/>
      <text:p text:style-name="P9"><text:tab/></text:p>
      <text:p text:style-name="P10">5-<text:tab/><text:span text:style-name="T6">Numéros de port associés aux services dans le fichier /etc/services</text:span></text:p>
      <text:p text:style-name="P11"><text:tab/>http/80, ftp/21, telnet/23, smtp/25, ssh/22</text:p>
      <text:p text:style-name="P10"/>
      <text:p text:style-name="P14">6-<text:tab/>netstat -<text:span text:style-name="T7">a | grep …</text:span></text:p>
      <text:p text:style-name="P14"/>
      <text:p text:style-name="P15">7-<text:tab/>netstat -r</text:p>
      <text:p text:style-name="P15"><text:tab/>Table de routage IP du noyau</text:p>
      <text:p text:style-name="P15"><text:tab/>Destination <text:s text:c="4"/>Passerelle <text:s text:c="5"/>Genmask <text:s text:c="8"/>Indic <text:s text:c="2"/>MSS Fenêtre irtt Iface</text:p>
      <text:p text:style-name="P15"><text:tab/>default <text:s text:c="8"/>vlan2-gw.istic. 0.0.0.0 <text:s text:c="8"/>UG <text:s text:c="7"/>0 0 <text:s text:c="9"/>0 eno1</text:p>
      <text:p text:style-name="P15"><text:tab/>148.60.0.0 <text:s text:c="5"/>0.0.0.0 <text:s text:c="8"/>255.255.248.0 <text:s text:c="2"/>U <text:s text:c="8"/>0 0 <text:s text:c="9"/>0 eno1</text:p>
      <text:p text:style-name="P15"><text:tab/>link-local <text:s text:c="5"/>0.0.0.0 <text:s text:c="8"/>255.255.0.0 <text:s text:c="4"/>U <text:s text:c="8"/>0 0 <text:s text:c="9"/>0 br1</text:p>
      <text:p text:style-name="P15"><text:tab/>172.17.0.0 <text:s text:c="5"/>0.0.0.0 <text:s text:c="8"/>255.255.0.0 <text:s text:c="4"/>U <text:s text:c="8"/>0 0 <text:s text:c="9"/>0 docker0</text:p>
      <text:p text:style-name="P15"><text:soft-page-break/></text:p>
      <text:p text:style-name="P15">8-<text:tab/>dig <text:span text:style-name="T8">www.google</text:span>.fr : </text:p>
      <text:p text:style-name="P15"/>
      <text:p text:style-name="P16"><text:tab/><text:span text:style-name="T8">google.fr.<text:tab/><text:tab/>79581<text:tab/>IN<text:tab/>NS<text:tab/>ns2.google.com.</text:span></text:p>
      <text:p text:style-name="P17"><text:tab/>google.fr.<text:tab/><text:tab/>79581<text:tab/>IN<text:tab/>NS<text:tab/>ns1.google.com.</text:p>
      <text:p text:style-name="P17"><text:tab/>google.fr.<text:tab/><text:tab/>79581<text:tab/>IN<text:tab/>NS<text:tab/>ns4.google.com.</text:p>
      <text:p text:style-name="P17"><text:tab/>google.fr.<text:tab/><text:tab/>79581<text:tab/>IN<text:tab/>NS<text:tab/>ns3.google.com.</text:p>
      <text:p text:style-name="P17"/>
      <text:p text:style-name="P17"><text:tab/>;; ADDITIONAL SECTION:</text:p>
      <text:p text:style-name="P17"><text:tab/>ns1.google.com.<text:tab/><text:tab/>143995<text:tab/>IN<text:tab/>A<text:tab/>216.239.32.10</text:p>
      <text:p text:style-name="P17"><text:tab/>ns2.google.com.<text:tab/><text:tab/>143995<text:tab/>IN<text:tab/>A<text:tab/>216.239.34.10</text:p>
      <text:p text:style-name="P17"><text:tab/>ns3.google.com.<text:tab/><text:tab/>143995<text:tab/>IN<text:tab/>A<text:tab/>216.239.36.10</text:p>
      <text:p text:style-name="P17"><text:tab/>ns4.google.com.<text:tab/><text:tab/>143995<text:tab/>IN<text:tab/>A<text:tab/>216.239.38.10</text:p>
      <text:p text:style-name="P14"/>
      <text:p text:style-name="P17">9-<text:tab/>traceroute www.google.fr</text:p>
      <text:p text:style-name="P17"><text:tab/>traceroute to www.google.fr (216.58.211.163), 30 hops max, 60 byte packets</text:p>
      <text:p text:style-name="P17"><text:tab/> 1 <text:s/>vlan2-gw.istic.univ-rennes1.fr (148.60.7.254) <text:s/>6.393 ms <text:s/>6.585 ms <text:s/>6.690 ms</text:p>
      <text:p text:style-name="P17"/>
      <text:p text:style-name="P17"/>
      <text:p text:style-name="P17"><text:tab/> 2 <text:s/>* * *</text:p>
      <text:p text:style-name="P17"><text:tab/> 3 <text:s/>* * *</text:p>
      <text:p text:style-name="P17"><text:tab/> 4 <text:s/>* * *</text:p>
      <text:p text:style-name="P17"><text:tab/> 5 <text:s/>* * *</text:p>
      <text:p text:style-name="P17"><text:tab/> 6 <text:s/>* * *</text:p>
      <text:p text:style-name="P17"><text:tab/> 7 <text:s/>*</text:p>
      <text:p text:style-name="P17"/>
      <text:p text:style-name="P17"><text:tab/> * *</text:p>
      <text:p text:style-name="P17"><text:tab/> 8 <text:s/>* * *</text:p>
      <text:p text:style-name="P17"><text:tab/> 9 <text:s/>* * *</text:p>
      <text:p text:style-name="P17"/>
      <text:p text:style-name="P18">10-<text:tab/>Les commandes utilisées dans cette première partie sont : </text:p>
      <text:p text:style-name="P19"><text:tab/>Ici on va juste mentionner ce que ces commandes nous ont permis de réaliser.</text:p>
      <text:p text:style-name="P19"><text:span text:style-name="T9"><text:tab/></text:span><text:span text:style-name="T10">Hostname , ifconfig, netsta</text:span><text:span text:style-name="T11">t, </text:span><text:span text:style-name="T10">ping, dig, </text:span><text:span text:style-name="T11">traceroute </text:span></text:p>
      <text:p text:style-name="P19"><text:span text:style-name="T11"/></text:p>
      <text:p text:style-name="P24"><text:span text:style-name="T11">P</text:span><text:span text:style-name="T10">artie 2 : Analyse de traces ethernet et ip avec wireshark</text:span></text:p>
      <text:p text:style-name="P24"><text:span text:style-name="T10"><text:tab/></text:span><text:span text:style-name="T20">filtre : </text:span><text:span text:style-name="T10"><text:tab/></text:span><text:span text:style-name="T19">tcp &amp;&amp; ip.addr == </text:span><text:span text:style-name="T15">93.184.216.34</text:span><text:span text:style-name="T19"> </text:span></text:p>
      <text:p text:style-name="P24"><text:span text:style-name="T10"/></text:p>
      <text:p text:style-name="P29"><text:span text:style-name="T10">1-<text:tab/></text:span><text:span text:style-name="T12">L'adresse Ethernet : </text:span><text:span text:style-name="T13">qui est l'adresse Mac de la machine ether 9c:8e:99:f5:97:fc</text:span></text:p>
      <text:p text:style-name="P28"><text:span text:style-name="T12"><text:tab/>L'adresse IP : 148.60.3.9</text:span></text:p>
      <text:p text:style-name="P28"><text:span text:style-name="T12"><text:tab/></text:span><text:span text:style-name="T13">Les adresses correspondent bien aux questions 1 et 2 de la partie 1.</text:span></text:p>
      <text:p text:style-name="P28"><text:span text:style-name="T13"/></text:p>
      <text:p text:style-name="P30"><text:span text:style-name="T10">2-<text:tab/>Le contenu du champ type du paquet Eternet :</text:span></text:p>
      <text:p text:style-name="P30"><text:span text:style-name="T10"><text:tab/><text:tab/></text:span><text:span text:style-name="T14">Type : IP (0x0800)</text:span></text:p>
      <text:p text:style-name="P30"><text:span text:style-name="T14"/></text:p>
      <text:p text:style-name="P31"><text:span text:style-name="T14">3-<text:tab/></text:span><text:span text:style-name="T10">Les adresses de destination Ethernet et IP :</text:span></text:p>
      <text:p text:style-name="P31"><text:span text:style-name="T10"><text:tab/>Destination : </text:span></text:p>
      <text:p text:style-name="P31"><text:span text:style-name="T10"><text:tab/></text:span><text:span text:style-name="T15">IP : 93.184.216.34</text:span></text:p>
      <text:p text:style-name="P31"><text:span text:style-name="T10"><text:tab/></text:span></text:p>
      <text:p text:style-name="P32"><text:span text:style-name="T10">4-<text:tab/>L'identifiant du constructeur de la carte réseau : </text:span></text:p>
      <text:p text:style-name="P32"><text:span text:style-name="T10"><text:tab/>Dans le cours pour connaître le découpage de l'adresse Mac</text:span></text:p>
      <text:p text:style-name="P32"><text:span text:style-name="T10"><text:tab/></text:span><text:span text:style-name="T16">Dans Ethernet du wireshark : Address : CiscoInce 0 e : f6 : 6f (3c : 08 : f6 : 0 e : f6 : 6f)</text:span></text:p>
      <text:p text:style-name="P32"><text:span text:style-name="T16"/></text:p>
      <text:p text:style-name="P32"><text:soft-page-break/><text:span text:style-name="T16"/></text:p>
      <text:p text:style-name="P33"><text:span text:style-name="T10">5-<text:tab/>La taille de l'en-tete du paquet IP : </text:span></text:p>
      <text:p text:style-name="P33"><text:span text:style-name="T10"><text:tab/>Dans Internet Protocol → Header Length : 20 bytes</text:span></text:p>
      <text:p text:style-name="P33"><text:span text:style-name="T10"><text:tab/></text:span><text:span text:style-name="T17">La taille totale du paquet : </text:span></text:p>
      <text:p text:style-name="P33"><text:span text:style-name="T17"><text:tab/>Total Length : 463</text:span></text:p>
      <text:p text:style-name="P33"><text:span text:style-name="T17"/></text:p>
      <text:p text:style-name="P34"><text:span text:style-name="T10">6-<text:tab/>Le champ du type de protocoles transporté par le paquet IP :</text:span></text:p>
      <text:p text:style-name="P34"><text:span text:style-name="T10"><text:tab/>Protocol : TCP</text:span></text:p>
      <text:p text:style-name="P33"><text:span text:style-name="T10"><text:tab/></text:span></text:p>
      <text:p text:style-name="P34"><text:span text:style-name="T10">7-<text:tab/>La valeur du champ TTL : </text:span><text:span text:style-name="T18">64</text:span></text:p>
      <text:p text:style-name="P34"><text:span text:style-name="T18"/></text:p>
      <text:p text:style-name="P35"><text:span text:style-name="T10">8-<text:tab/>Chronogramme d'un echange entre ma machine et le site </text:span><text:a xlink:type="simple" xlink:href="http://www.example.com/" text:style-name="Internet_20_link" text:visited-style-name="Visited_20_Internet_20_Link"><text:span text:style-name="T10">www.example.com</text:span></text:a></text:p>
      <text:p text:style-name="P35"><text:span text:style-name="T10"/></text:p>
      <text:p text:style-name="P35"><text:span text:style-name="T10"><text:tab/></text:span></text:p>
      <text:p text:style-name="P35"><text:span text:style-name="T10"/></text:p>
      <text:p text:style-name="P35"><text:span text:style-name="T10"/></text:p>
      <text:p text:style-name="P35"><text:span text:style-name="T10"/></text:p>
      <text:p text:style-name="P36"><text:span text:style-name="T10">PROTOCOLE HTTP</text:span></text:p>
      <text:p text:style-name="P36"><text:span text:style-name="T10">Analyse avec wireshark</text:span></text:p>
      <text:p text:style-name="P37"><text:span text:style-name="T10">Gardons toujours avec le site www.example.com</text:span></text:p>
      <text:p text:style-name="P37"><text:span text:style-name="T10">filtre : http</text:span></text:p>
      <text:p text:style-name="P37"><text:span text:style-name="T10"/></text:p>
      <text:p text:style-name="P38"><text:span text:style-name="T10">1-<text:tab/>La couche de transport s'appuie sur le procotol TCP</text:span></text:p>
      <text:p text:style-name="P38"><text:span text:style-name="T10"><text:tab/>Le modèle de communication mis en œuvre par ce protocole </text:span></text:p>
      <text:p text:style-name="P38"><text:span text:style-name="T10"><text:tab/></text:span></text:p>
      <text:p text:style-name="P36"><text:span text:style-name="T10"/></text:p>
      <text:p text:style-name="P30"><text:span text:style-name="T10"><text:s/></text:span></text:p>
      <text:p text:style-name="P30"/>
      <text:p text:style-name="P2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8:11:47.744627462</meta:creation-date>
    <dc:date>2017-01-27T10:03:25.806955462</dc:date>
    <meta:editing-duration>PT3H7S</meta:editing-duration>
    <meta:editing-cycles>36</meta:editing-cycles>
    <meta:generator>LibreOffice/5.0.5.2$Linux_X86_64 LibreOffice_project/00$Build-2</meta:generator>
    <meta:document-statistic meta:table-count="0" meta:image-count="0" meta:object-count="0" meta:page-count="3" meta:paragraph-count="97" meta:word-count="597" meta:character-count="4099" meta:non-whitespace-character-count="3155"/>
  </office:meta>
</office:document-meta>
</file>